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4898in" fo:margin-right="0in" fo:text-indent="0in" style:auto-text-indent="false">
        <style:tab-stops/>
      </style:paragraph-properties>
    </style:style>
    <style:style style:name="P3" style:family="paragraph" style:parent-style-name="Text_20_body">
      <style:paragraph-properties fo:margin-left="0.4925in" fo:margin-right="0in" fo:text-indent="0in" style:auto-text-indent="false">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list-style-name="L11">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size="14pt" fo:font-weight="bold" style:font-size-asian="14pt" style:font-weight-asian="bold" style:font-size-complex="14pt" style:font-weight-complex="bold"/>
    </style:style>
    <style:style style:name="T4" style:family="text">
      <style:text-properties fo:font-style="italic" style:font-style-asian="italic" style:font-style-complex="italic"/>
    </style:style>
    <text:list-style style:name="L1">
      <text:list-level-style-number text:level="1" text:style-name="WW_5f_CharLFO1LVL1" style:num-suffix="." style:num-format="1">
        <style:list-level-properties/>
      </text:list-level-style-number>
      <text:list-level-style-number text:level="2" text:style-name="WW_5f_CharLFO1LVL2" style:num-suffix="." style:num-format="1">
        <style:list-level-properties/>
      </text:list-level-style-number>
      <text:list-level-style-number text:level="3" text:style-name="WW_5f_CharLFO1LVL3" style:num-suffix="." style:num-format="1">
        <style:list-level-properties/>
      </text:list-level-style-number>
      <text:list-level-style-number text:level="4" text:style-name="WW_5f_CharLFO1LVL4" style:num-suffix="." style:num-format="1">
        <style:list-level-properties/>
      </text:list-level-style-number>
      <text:list-level-style-number text:level="5" text:style-name="WW_5f_CharLFO1LVL5" style:num-suffix="." style:num-format="1">
        <style:list-level-properties/>
      </text:list-level-style-number>
      <text:list-level-style-number text:level="6" text:style-name="WW_5f_CharLFO1LVL6" style:num-suffix="." style:num-format="1">
        <style:list-level-properties/>
      </text:list-level-style-number>
      <text:list-level-style-number text:level="7" text:style-name="WW_5f_CharLFO1LVL7" style:num-suffix="." style:num-format="1">
        <style:list-level-properties/>
      </text:list-level-style-number>
      <text:list-level-style-number text:level="8" text:style-name="WW_5f_CharLFO1LVL8" style:num-suffix="." style:num-format="1">
        <style:list-level-properties/>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style-number>
      <text:list-level-style-number text:level="2" text:style-name="WW_5f_CharLFO2LVL2" style:num-suffix="." style:num-format="1">
        <style:list-level-properties/>
      </text:list-level-style-number>
      <text:list-level-style-number text:level="3" text:style-name="WW_5f_CharLFO2LVL3" style:num-suffix="." style:num-format="1">
        <style:list-level-properties/>
      </text:list-level-style-number>
      <text:list-level-style-number text:level="4" text:style-name="WW_5f_CharLFO2LVL4" style:num-suffix="." style:num-format="1">
        <style:list-level-properties/>
      </text:list-level-style-number>
      <text:list-level-style-number text:level="5" text:style-name="WW_5f_CharLFO2LVL5" style:num-suffix="." style:num-format="1">
        <style:list-level-properties/>
      </text:list-level-style-number>
      <text:list-level-style-number text:level="6" text:style-name="WW_5f_CharLFO2LVL6" style:num-suffix="." style:num-format="1">
        <style:list-level-properties/>
      </text:list-level-style-number>
      <text:list-level-style-number text:level="7" text:style-name="WW_5f_CharLFO2LVL7" style:num-suffix="." style:num-format="1">
        <style:list-level-properties/>
      </text:list-level-style-number>
      <text:list-level-style-number text:level="8" text:style-name="WW_5f_CharLFO2LVL8" style:num-suffix="." style:num-format="1">
        <style:list-level-properties/>
      </text:list-level-style-number>
      <text:list-level-style-number text:level="9" text:style-name="WW_5f_CharLFO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style-number>
      <text:list-level-style-number text:level="2" text:style-name="WW_5f_CharLFO3LVL2" style:num-suffix="." style:num-format="1">
        <style:list-level-properties/>
      </text:list-level-style-number>
      <text:list-level-style-number text:level="3" text:style-name="WW_5f_CharLFO3LVL3" style:num-suffix="." style:num-format="1">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1">
        <style:list-level-properties/>
      </text:list-level-style-number>
      <text:list-level-style-number text:level="6" text:style-name="WW_5f_CharLFO3LVL6" style:num-suffix="." style:num-format="1">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1">
        <style:list-level-properties/>
      </text:list-level-style-number>
      <text:list-level-style-number text:level="9" text:style-name="WW_5f_CharLFO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7LVL1" style:num-suffix="." style:num-format="1">
        <style:list-level-properties/>
      </text:list-level-style-number>
      <text:list-level-style-number text:level="2" text:style-name="WW_5f_CharLFO7LVL2" style:num-suffix="." style:num-format="1">
        <style:list-level-properties/>
      </text:list-level-style-number>
      <text:list-level-style-number text:level="3" text:style-name="WW_5f_CharLFO7LVL3" style:num-suffix="." style:num-format="1">
        <style:list-level-properties/>
      </text:list-level-style-number>
      <text:list-level-style-number text:level="4" text:style-name="WW_5f_CharLFO7LVL4" style:num-suffix="." style:num-format="1">
        <style:list-level-properties/>
      </text:list-level-style-number>
      <text:list-level-style-number text:level="5" text:style-name="WW_5f_CharLFO7LVL5" style:num-suffix="." style:num-format="1">
        <style:list-level-properties/>
      </text:list-level-style-number>
      <text:list-level-style-number text:level="6" text:style-name="WW_5f_CharLFO7LVL6" style:num-suffix="." style:num-format="1">
        <style:list-level-properties/>
      </text:list-level-style-number>
      <text:list-level-style-number text:level="7" text:style-name="WW_5f_CharLFO7LVL7" style:num-suffix="." style:num-format="1">
        <style:list-level-properties/>
      </text:list-level-style-number>
      <text:list-level-style-number text:level="8" text:style-name="WW_5f_CharLFO7LVL8" style:num-suffix="." style:num-format="1">
        <style:list-level-properties/>
      </text:list-level-style-number>
      <text:list-level-style-number text:level="9" text:style-name="WW_5f_CharLFO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text:style-name="WW_5f_CharLFO8LVL2" style:num-suffix="." style:num-format="1">
        <style:list-level-properties/>
      </text:list-level-style-number>
      <text:list-level-style-number text:level="3" text:style-name="WW_5f_CharLFO8LVL3" style:num-suffix="." style:num-format="1">
        <style:list-level-properties/>
      </text:list-level-style-number>
      <text:list-level-style-number text:level="4" text:style-name="WW_5f_CharLFO8LVL4" style:num-suffix="." style:num-format="1">
        <style:list-level-properties/>
      </text:list-level-style-number>
      <text:list-level-style-number text:level="5" text:style-name="WW_5f_CharLFO8LVL5" style:num-suffix="." style:num-format="1">
        <style:list-level-properties/>
      </text:list-level-style-number>
      <text:list-level-style-number text:level="6" text:style-name="WW_5f_CharLFO8LVL6" style:num-suffix="." style:num-format="1">
        <style:list-level-properties/>
      </text:list-level-style-number>
      <text:list-level-style-number text:level="7" text:style-name="WW_5f_CharLFO8LVL7" style:num-suffix="." style:num-format="1">
        <style:list-level-properties/>
      </text:list-level-style-number>
      <text:list-level-style-number text:level="8" text:style-name="WW_5f_CharLFO8LVL8" style:num-suffix="." style:num-format="1">
        <style:list-level-properties/>
      </text:list-level-style-number>
      <text:list-level-style-number text:level="9" text:style-name="WW_5f_CharLFO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1LVL1" style:num-suffix="." style:num-format="1">
        <style:list-level-properties/>
      </text:list-level-style-number>
      <text:list-level-style-number text:level="2" text:style-name="WW_5f_CharLFO11LVL2" style:num-suffix="." style:num-format="1">
        <style:list-level-properties/>
      </text:list-level-style-number>
      <text:list-level-style-number text:level="3" text:style-name="WW_5f_CharLFO11LVL3" style:num-suffix="." style:num-format="1">
        <style:list-level-properties/>
      </text:list-level-style-number>
      <text:list-level-style-number text:level="4" text:style-name="WW_5f_CharLFO11LVL4" style:num-suffix="." style:num-format="1">
        <style:list-level-properties/>
      </text:list-level-style-number>
      <text:list-level-style-number text:level="5" text:style-name="WW_5f_CharLFO11LVL5" style:num-suffix="." style:num-format="1">
        <style:list-level-properties/>
      </text:list-level-style-number>
      <text:list-level-style-number text:level="6" text:style-name="WW_5f_CharLFO11LVL6" style:num-suffix="." style:num-format="1">
        <style:list-level-properties/>
      </text:list-level-style-number>
      <text:list-level-style-number text:level="7" text:style-name="WW_5f_CharLFO11LVL7" style:num-suffix="." style:num-format="1">
        <style:list-level-properties/>
      </text:list-level-style-number>
      <text:list-level-style-number text:level="8" text:style-name="WW_5f_CharLFO11LVL8" style:num-suffix="." style:num-format="1">
        <style:list-level-properties/>
      </text:list-level-style-number>
      <text:list-level-style-number text:level="9" text:style-name="WW_5f_CharLFO1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2LVL1" style:num-suffix="." style:num-format="1">
        <style:list-level-properties/>
      </text:list-level-style-number>
      <text:list-level-style-number text:level="2" text:style-name="WW_5f_CharLFO12LVL2" style:num-suffix="." style:num-format="1">
        <style:list-level-properties/>
      </text:list-level-style-number>
      <text:list-level-style-number text:level="3" text:style-name="WW_5f_CharLFO12LVL3" style:num-suffix="." style:num-format="1">
        <style:list-level-properties/>
      </text:list-level-style-number>
      <text:list-level-style-number text:level="4" text:style-name="WW_5f_CharLFO12LVL4" style:num-suffix="." style:num-format="1">
        <style:list-level-properties/>
      </text:list-level-style-number>
      <text:list-level-style-number text:level="5" text:style-name="WW_5f_CharLFO12LVL5" style:num-suffix="." style:num-format="1">
        <style:list-level-properties/>
      </text:list-level-style-number>
      <text:list-level-style-number text:level="6" text:style-name="WW_5f_CharLFO12LVL6" style:num-suffix="." style:num-format="1">
        <style:list-level-properties/>
      </text:list-level-style-number>
      <text:list-level-style-number text:level="7" text:style-name="WW_5f_CharLFO12LVL7" style:num-suffix="." style:num-format="1">
        <style:list-level-properties/>
      </text:list-level-style-number>
      <text:list-level-style-number text:level="8" text:style-name="WW_5f_CharLFO12LVL8" style:num-suffix="." style:num-format="1">
        <style:list-level-properties/>
      </text:list-level-style-number>
      <text:list-level-style-number text:level="9" text:style-name="WW_5f_CharLFO1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6LVL1" style:num-suffix="." style:num-format="1">
        <style:list-level-properties/>
      </text:list-level-style-number>
      <text:list-level-style-number text:level="2" text:style-name="WW_5f_CharLFO16LVL2" style:num-suffix="." style:num-format="1">
        <style:list-level-properties/>
      </text:list-level-style-number>
      <text:list-level-style-number text:level="3" text:style-name="WW_5f_CharLFO16LVL3" style:num-suffix="." style:num-format="1">
        <style:list-level-properties/>
      </text:list-level-style-number>
      <text:list-level-style-number text:level="4" text:style-name="WW_5f_CharLFO16LVL4" style:num-suffix="." style:num-format="1">
        <style:list-level-properties/>
      </text:list-level-style-number>
      <text:list-level-style-number text:level="5" text:style-name="WW_5f_CharLFO16LVL5" style:num-suffix="." style:num-format="1">
        <style:list-level-properties/>
      </text:list-level-style-number>
      <text:list-level-style-number text:level="6" text:style-name="WW_5f_CharLFO16LVL6" style:num-suffix="." style:num-format="1">
        <style:list-level-properties/>
      </text:list-level-style-number>
      <text:list-level-style-number text:level="7" text:style-name="WW_5f_CharLFO16LVL7" style:num-suffix="." style:num-format="1">
        <style:list-level-properties/>
      </text:list-level-style-number>
      <text:list-level-style-number text:level="8" text:style-name="WW_5f_CharLFO16LVL8" style:num-suffix="." style:num-format="1">
        <style:list-level-properties/>
      </text:list-level-style-number>
      <text:list-level-style-number text:level="9" text:style-name="WW_5f_CharLFO1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num-letter-sync="true">
        <style:list-level-properties/>
      </text:list-level-style-number>
      <text:list-level-style-number text:level="2" text:style-name="WW_5f_CharLFO17LVL2" style:num-suffix="." style:num-format="1">
        <style:list-level-properties/>
      </text:list-level-style-number>
      <text:list-level-style-number text:level="3" text:style-name="WW_5f_CharLFO17LVL3" style:num-suffix="." style:num-format="1">
        <style:list-level-properties/>
      </text:list-level-style-number>
      <text:list-level-style-number text:level="4" text:style-name="WW_5f_CharLFO17LVL4" style:num-suffix="." style:num-format="1">
        <style:list-level-properties/>
      </text:list-level-style-number>
      <text:list-level-style-number text:level="5" text:style-name="WW_5f_CharLFO17LVL5" style:num-suffix="." style:num-format="1">
        <style:list-level-properties/>
      </text:list-level-style-number>
      <text:list-level-style-number text:level="6" text:style-name="WW_5f_CharLFO17LVL6" style:num-suffix="." style:num-format="1">
        <style:list-level-properties/>
      </text:list-level-style-number>
      <text:list-level-style-number text:level="7" text:style-name="WW_5f_CharLFO17LVL7" style:num-suffix="." style:num-format="1">
        <style:list-level-properties/>
      </text:list-level-style-number>
      <text:list-level-style-number text:level="8" text:style-name="WW_5f_CharLFO17LVL8" style:num-suffix="." style:num-format="1">
        <style:list-level-properties/>
      </text:list-level-style-number>
      <text:list-level-style-number text:level="9" text:style-name="WW_5f_CharLFO1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style:text-properties style:font-name="OpenSymbol"/>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Open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Open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9LVL1" text:bullet-char="•">
        <style:list-level-properties/>
        <style:text-properties style:font-name="OpenSymbol"/>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Open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Open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Use Cases</text:h>
      <text:p text:style-name="Text_20_body">The following use cases outline the primary usage for the RAS application suite. The actors have been defined below to reduce the duplication of re-listing the definitions from within each use case.</text:p>
      <text:h text:style-name="Heading_20_2" text:outline-level="2">1. Actors</text:h>
      <text:p text:style-name="Text_20_body">The potential users of the RAS application suite.</text:p>
      <text:list xml:id="list1053675315" text:style-name="L1">
        <text:list-item>
          <text:p text:style-name="P4"><text:span text:style-name="Default_20_Paragraph_20_Font"><text:span text:style-name="T1">Web User</text:span></text:span> – the primary audience for the web application. This user has access to an Internet connection and will uses a web browser that must be supported by the application.</text:p>
        </text:list-item>
        <text:list-item>
          <text:p text:style-name="P4"><text:span text:style-name="Default_20_Paragraph_20_Font"><text:span text:style-name="T1">System Administrator –</text:span></text:span> a system user that assists in maintaining the application suite and its infrastructure. The system administrator will use both the web browser and any supporting software that helps keep the system running.</text:p>
        </text:list-item>
        <text:list-item>
          <text:p text:style-name="P4"><text:span text:style-name="Default_20_Paragraph_20_Font"><text:span text:style-name="T1">Notifier</text:span></text:span> – the application responsible for delivering information to users and system administrators.</text:p>
        </text:list-item>
        <text:list-item>
          <text:p text:style-name="P4"><text:span text:style-name="Default_20_Paragraph_20_Font"><text:span text:style-name="T1">SearchUSA</text:span></text:span> – <text:span text:style-name="Default_20_Paragraph_20_Font"><text:span text:style-name="T3">@Dan, help me out here, is this supposed to be the external data sources?</text:span></text:span></text:p>
        </text:list-item>
      </text:list>
      <text:h text:style-name="Heading_20_2" text:outline-level="2">2. 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Scope</text:p>
      <text:p text:style-name="Text_20_body"><text:tab/>Web application, SearchUSA</text:p>
      <text:p text:style-name="P1"/>
      <text:p text:style-name="P1">Actors</text:p>
      <text:p text:style-name="Text_20_body"><text:span text:style-name="Default_20_Paragraph_20_Font"><text:span text:style-name="T1"><text:tab/>Primary Actors: </text:span></text:span>Web User</text:p>
      <text:p text:style-name="Text_20_body"><text:span text:style-name="Default_20_Paragraph_20_Font"><text:span text:style-name="T1"><text:tab/>Supporting Actors: </text:span></text:span>SearchUSA? <text:span text:style-name="Default_20_Paragraph_20_Font"><text:span text:style-name="T2">@Dan?</text:span></text:span></text:p>
      <text:p text:style-name="P1"><text:tab/></text:p>
      <text:p text:style-name="P1">Stakeholders</text:p>
      <text:p text:style-name="Text_20_body"><text:span text:style-name="Default_20_Paragraph_20_Font"><text:span text:style-name="T1"><text:tab/>Web User</text:span></text:span> – is interested in obtaining safety recall information about a product</text:p>
      <text:p text:style-name="Text_20_body"><text:tab/><text:span text:style-name="Default_20_Paragraph_20_Font"><text:span text:style-name="T1">Company</text:span></text:span> – wants the users to use the system and be able to obtain information successfully</text:p>
      <text:p text:style-name="P1"/>
      <text:p text:style-name="P1">Preconditions</text:p>
      <text:list xml:id="list154610083" text:style-name="L2">
        <text:list-item>
          <text:p text:style-name="P5">The application is published to the web at the Domain.</text:p>
        </text:list-item>
        <text:list-item>
          <text:p text:style-name="P5">The data sources for the recall data has been polled or is available to the system.</text:p>
        </text:list-item>
      </text:list>
      <text:p text:style-name="Text_20_body"/>
      <text:p text:style-name="P1">Post Conditions</text:p>
      <text:list xml:id="list2121567177" text:style-name="L3">
        <text:list-item>
          <text:p text:style-name="P6">Success conditions</text:p>
        </text:list-item>
      </text:list>
      <text:list xml:id="list712879845" text:style-name="L4">
        <text:list-item>
          <text:list>
            <text:list-item>
              <text:p text:style-name="P8"><text:soft-page-break/>User can see the rendered home page in the browser</text:p>
            </text:list-item>
            <text:list-item>
              <text:p text:style-name="P8">User can search for recall information without receiving an error</text:p>
            </text:list-item>
          </text:list>
        </text:list-item>
      </text:list>
      <text:list xml:id="list792057751" text:style-name="L3">
        <text:list-item text:start-value="1">
          <text:p text:style-name="P6">Failure conditions</text:p>
        </text:list-item>
      </text:list>
      <text:list xml:id="list1655778250" text:style-name="L5">
        <text:list-item>
          <text:list>
            <text:list-item>
              <text:p text:style-name="P9">User receives an error when attempting to search</text:p>
            </text:list-item>
            <text:list-item>
              <text:p text:style-name="P9">The website is unavailable</text:p>
            </text:list-item>
          </text:list>
        </text:list-item>
      </text:list>
      <text:p text:style-name="Text_20_body"/>
      <text:p text:style-name="P1">Primary Flow</text:p>
      <text:list xml:id="list743614398" text:style-name="L6">
        <text:list-item>
          <text:p text:style-name="P10">User arrives at the website's homepage.</text:p>
        </text:list-item>
        <text:list-item>
          <text:p text:style-name="P10">User clicks to select a product type on the search form.</text:p>
        </text:list-item>
        <text:list-item>
          <text:p text:style-name="P10">User clicks button to execute search.</text:p>
        </text:list-item>
        <text:list-item>
          <text:p text:style-name="P10">The information is sent to the web server in the form of a POST operation.</text:p>
        </text:list-item>
        <text:list-item>
          <text:p text:style-name="P10">The data is translated and sent as a request to the back-end API</text:p>
        </text:list-item>
        <text:list-item>
          <text:p text:style-name="P10">Data is returned from the API to the web server.</text:p>
        </text:list-item>
        <text:list-item>
          <text:p text:style-name="P10">The search results page is rendered and returned to the user.</text:p>
        </text:list-item>
      </text:list>
      <text:p text:style-name="Text_20_body"><text:tab/><text:span text:style-name="Default_20_Paragraph_20_Font"><text:span text:style-name="T4">The user can repeat steps 2-7 at this point because the search form is at the top of the results</text:span></text:span></text:p>
      <text:p text:style-name="Text_20_body"><text:span text:style-name="Default_20_Paragraph_20_Font"><text:span text:style-name="T4"><text:tab/>page.</text:span></text:span></text:p>
      <text:p text:style-name="P1">Alternate Flows</text:p>
      <text:list xml:id="list628788515" text:style-name="L7">
        <text:list-item>
          <text:p text:style-name="P11">At any time the user may cancel the operation</text:p>
          <text:list>
            <text:list-item>
              <text:p text:style-name="P11">The user presses the cancel button.</text:p>
            </text:list-item>
            <text:list-item>
              <text:p text:style-name="P11">The user is taken back to the home page.</text:p>
            </text:list-item>
          </text:list>
        </text:list-item>
        <text:list-item>
          <text:p text:style-name="P11">The user chooses to search without providing any input criteria</text:p>
          <text:list>
            <text:list-item>
              <text:p text:style-name="P11">The user clicks search without entering any data.</text:p>
            </text:list-item>
            <text:list-item>
              <text:p text:style-name="P11">The client-side technology determines that no input is selected and presents a message to the user indicating that input is required.</text:p>
              <text:list>
                <text:list-item>
                  <text:p text:style-name="P11">If the client-side technology is disabled than the server-side will perform the validation</text:p>
                </text:list-item>
              </text:list>
            </text:list-item>
          </text:list>
        </text:list-item>
        <text:list-item>
          <text:p text:style-name="P11">The user clicks search and the back-end system is not available.</text:p>
          <text:list>
            <text:list-item>
              <text:p text:style-name="P11">The user clicks search.</text:p>
            </text:list-item>
            <text:list-item>
              <text:p text:style-name="P11">The database is not available so the web server receives an error.</text:p>
            </text:list-item>
            <text:list-item>
              <text:p text:style-name="P11">The user is taken to an error page indicating that a problem occurred.</text:p>
            </text:list-item>
            <text:list-item>
              <text:p text:style-name="P11">The system notifies the administrator of the error.</text:p>
            </text:list-item>
          </text:list>
        </text:list-item>
        <text:list-item>
          <text:p text:style-name="P11">No search results are presented to the user</text:p>
          <text:list>
            <text:list-item>
              <text:p text:style-name="P11">The back-end is unable to find any search results for the product.</text:p>
            </text:list-item>
            <text:list-item>
              <text:p text:style-name="P11">The user is prompted to sign-up for the notifications system to be informed if recall information is ever collected.</text:p>
            </text:list-item>
            <text:list-item>
              <text:p text:style-name="P11"><text:soft-page-break/>Begin Membership UC later in this document.</text:p>
            </text:list-item>
          </text:list>
        </text:list-item>
      </text:list>
      <text:p text:style-name="P1">Special Requirements</text:p>
      <text:list xml:id="list518285463" text:style-name="L8">
        <text:list-item>
          <text:p text:style-name="P12">The system should be available where possible. Hopefully the system is successful enough that there will be redundant servers and a single server being down will not cause an issue.</text:p>
        </text:list-item>
        <text:list-item>
          <text:p text:style-name="P12">If possible, any errors should be recorded and/or sent to administrative personnel.</text:p>
        </text:list-item>
      </text:list>
      <text:p text:style-name="P1">Frequency of Occurrence</text:p>
      <text:p text:style-name="Text_20_body">The main goal of the RAS suite it to provide recall information and the primary means for doing so will be the web application (initially). Therefore, this use case will be executed continuously.</text:p>
      <text:p text:style-name="P1">Open Issues</text:p>
      <text:list xml:id="list309086650" text:style-name="L9">
        <text:list-item>
          <text:p text:style-name="P13">What if the database has not collected any information from the Recall data sources?</text:p>
        </text:list-item>
        <text:list-item>
          <text:p text:style-name="P13">Is there a way to reduce duplication of validation logic so we don't have to replicate validation in the client-side and server-side technologies?</text:p>
        </text:list-item>
        <text:list-item>
          <text:p text:style-name="P13">Can we support a “Google” style search for the future?</text:p>
        </text:list-item>
      </text:list>
      <text:h text:style-name="Heading_20_2" text:outline-level="2">3. UC – 2: Membership</text:h>
      <text:p text:style-name="Text_20_body">The web application will allow users to create memberships. Memberships will only require basic info and a means of contact (for notification purposes). Most of the information we will capture will be preferences on notifications (what to send, how often, where to send them).</text:p>
      <text:p text:style-name="P1">Scope</text:p>
      <text:p text:style-name="Text_20_body"><text:tab/>Web application, Database</text:p>
      <text:p text:style-name="P1"/>
      <text:p text:style-name="P1">Actors</text:p>
      <text:p text:style-name="Text_20_body"><text:span text:style-name="Default_20_Paragraph_20_Font"><text:span text:style-name="T1"><text:tab/>Primary Actors: </text:span></text:span>Web users</text:p>
      <text:p text:style-name="Text_20_body"><text:span text:style-name="Default_20_Paragraph_20_Font"><text:span text:style-name="T1"><text:tab/>Supporting Actors: </text:span></text:span>System administrators</text:p>
      <text:p text:style-name="P1"><text:tab/></text:p>
      <text:p text:style-name="P1">Stakeholders</text:p>
      <text:p text:style-name="P2"><text:span text:style-name="Default_20_Paragraph_20_Font"><text:span text:style-name="T1">Administrators</text:span></text:span> – want account creation to be simple and straight forward, so they need not be </text:p>
      <text:p text:style-name="P2">involved</text:p>
      <text:p text:style-name="Text_20_body"><text:span text:style-name="Default_20_Paragraph_20_Font"><text:span text:style-name="T1"><text:tab/>Web User</text:span></text:span> – want a simple interface for creating an account</text:p>
      <text:p text:style-name="Text_20_body"><text:tab/><text:span text:style-name="Default_20_Paragraph_20_Font"><text:span text:style-name="T1">Company</text:span></text:span> – wants a simple yet flexible account creation process so that users will actually </text:p>
      <text:p text:style-name="P3">create an account and use the alert service, instead of being scared away by a long creation process</text:p>
      <text:p text:style-name="P1"/>
      <text:p text:style-name="P1">Preconditions</text:p>
      <text:list xml:id="list1013538854" text:style-name="L10">
        <text:list-item>
          <text:p text:style-name="P14">The application is published to the web at the Domain.</text:p>
        </text:list-item>
      </text:list>
      <text:p text:style-name="Text_20_body"/>
      <text:p text:style-name="P1"><text:soft-page-break/>Post Conditions</text:p>
      <text:list xml:id="list1753004531" text:style-name="L11">
        <text:list-item>
          <text:p text:style-name="P7">Success conditions</text:p>
        </text:list-item>
      </text:list>
      <text:list xml:id="list973686940" text:style-name="L12">
        <text:list-item>
          <text:list>
            <text:list-item>
              <text:p text:style-name="P15">User account has been created, alerts can be sent to the user.</text:p>
            </text:list-item>
          </text:list>
        </text:list-item>
      </text:list>
      <text:list xml:id="list1614404254" text:style-name="L11">
        <text:list-item text:start-value="1">
          <text:p text:style-name="P7">Failure conditions</text:p>
        </text:list-item>
      </text:list>
      <text:list xml:id="list912188054" text:style-name="L13">
        <text:list-item>
          <text:list>
            <text:list-item>
              <text:p text:style-name="P16">User receives an error when performing any operations, thus account is not created</text:p>
            </text:list-item>
            <text:list-item>
              <text:p text:style-name="P16">The website is unavailable</text:p>
            </text:list-item>
          </text:list>
        </text:list-item>
      </text:list>
      <text:p text:style-name="Text_20_body"/>
      <text:p text:style-name="P1">Primary Flow</text:p>
      <text:list xml:id="list987740820" text:style-name="L14">
        <text:list-item>
          <text:p text:style-name="P17">The Use-case begins when a user either wants to set up an alert, or wants to create an account, either way an account will be created.</text:p>
        </text:list-item>
        <text:list-item>
          <text:p text:style-name="P17">User clicks on “Create an account” link which navigates to the account creation screen.</text:p>
        </text:list-item>
        <text:list-item>
          <text:p text:style-name="P17">User fills out the membership form and submits.</text:p>
        </text:list-item>
        <text:list-item>
          <text:p text:style-name="P17">Account is created but not confirmed.</text:p>
        </text:list-item>
        <text:list-item>
          <text:p text:style-name="P17">User confirms account through the email contact or some other means of communication.</text:p>
        </text:list-item>
        <text:list-item>
          <text:p text:style-name="P17">Account is now confirmed and notifications can now be sent to the user based on their preferences.</text:p>
        </text:list-item>
      </text:list>
      <text:p text:style-name="Text_20_body"/>
      <text:p text:style-name="P1">Alternate Flows</text:p>
      <text:list xml:id="list175845369" text:style-name="L15">
        <text:list-item>
          <text:p text:style-name="P18">Admin chooses to add a member</text:p>
          <text:list>
            <text:list-item>
              <text:p text:style-name="P18">The add button is clicked.</text:p>
            </text:list-item>
            <text:list-item>
              <text:p text:style-name="P18">The membership form is presented.</text:p>
            </text:list-item>
            <text:list-item>
              <text:p text:style-name="P18">The information is entered and the targeted account user is emailed the appropriate information</text:p>
            </text:list-item>
            <text:list-item>
              <text:p text:style-name="P18">User takes over at Main Flow step 5 to complete membership</text:p>
            </text:list-item>
            <text:list-item>
              <text:p text:style-name="P18">Admin is taken back to membership page and is presented with new user account in list.</text:p>
            </text:list-item>
          </text:list>
        </text:list-item>
        <text:list-item>
          <text:p text:style-name="P18">Error in account creation</text:p>
        </text:list-item>
      </text:list>
      <text:list xml:id="list1802034987" text:style-name="L16">
        <text:list-item>
          <text:p text:style-name="P19">User enters invalid information</text:p>
        </text:list-item>
        <text:list-item>
          <text:p text:style-name="P19">User credentials haven’t been verified</text:p>
        </text:list-item>
        <text:list-item>
          <text:p text:style-name="P19">The account will remain in the database but will be labeled inactive until confirmation</text:p>
        </text:list-item>
      </text:list>
      <text:p text:style-name="P1">Special Requirements</text:p>
      <text:list xml:id="list543425184" text:style-name="L17">
        <text:list-item>
          <text:p text:style-name="P20">User must provide and confirm a point of contact.</text:p>
        </text:list-item>
      </text:list>
      <text:p text:style-name="P1">Frequency of Occurrence</text:p>
      <text:p text:style-name="Text_20_body">Every user that wants to have notifications sent will have to create an account, so this will occur very frequently.</text:p>
      <text:p text:style-name="P1">Open Issues</text:p>
      <text:list xml:id="list2092808888" text:style-name="L18">
        <text:list-item>
          <text:p text:style-name="P21">None for the moment.</text:p>
        </text:list-item>
      </text:list>
      <text:p text:style-name="Text_20_body"><text:soft-page-break/></text:p>
      <text:h text:style-name="Heading_20_2" text:outline-level="2">4. UC – 1: Web Application – Membership Management</text:h>
      <text:p text:style-name="Text_20_body">The web application will allow users to create memberships that will enable the future feature of notifications (Phase 5 if time permits). In an effort to support our members, system administrators need to be able to manage the web users.</text:p>
      <text:p text:style-name="P1">Scope</text:p>
      <text:p text:style-name="Text_20_body"><text:tab/>Web application, Database</text:p>
      <text:p text:style-name="P1"/>
      <text:p text:style-name="P1">Actors</text:p>
      <text:p text:style-name="Text_20_body"><text:span text:style-name="Default_20_Paragraph_20_Font"><text:span text:style-name="T1"><text:tab/>Primary Actors: </text:span></text:span>System administrators</text:p>
      <text:p text:style-name="Text_20_body"><text:span text:style-name="Default_20_Paragraph_20_Font"><text:span text:style-name="T1"><text:tab/>Supporting Actors: </text:span></text:span>Web users</text:p>
      <text:p text:style-name="P1"><text:tab/></text:p>
      <text:p text:style-name="P1">Stakeholders</text:p>
      <text:p text:style-name="Text_20_body"><text:span text:style-name="Default_20_Paragraph_20_Font"><text:span text:style-name="T1"><text:tab/>Administrators</text:span></text:span> – want a simple to interface for managing application users</text:p>
      <text:p text:style-name="Text_20_body"><text:span text:style-name="Default_20_Paragraph_20_Font"><text:span text:style-name="T1"><text:tab/>Web User</text:span></text:span> – may need support to reset account passwords, cancel accounts</text:p>
      <text:p text:style-name="Text_20_body"><text:tab/><text:span text:style-name="Default_20_Paragraph_20_Font"><text:span text:style-name="T1">Company</text:span></text:span> – wants to ensure that business processes are followed for managing accounts. Does</text:p>
      <text:p text:style-name="Text_20_body"><text:tab/>not want admins using the database tools to by-pass processes.</text:p>
      <text:p text:style-name="P1"/>
      <text:p text:style-name="P1">Preconditions</text:p>
      <text:list xml:id="list94563994" text:style-name="L10">
        <text:list-item>
          <text:p text:style-name="P14">The application is published to the web at the Domain.</text:p>
        </text:list-item>
      </text:list>
      <text:p text:style-name="Text_20_body"/>
      <text:p text:style-name="P1">Post Conditions</text:p>
      <text:list xml:id="list701071765" text:style-name="L11">
        <text:list-item>
          <text:p text:style-name="P7">Success conditions</text:p>
        </text:list-item>
      </text:list>
      <text:list xml:id="list691977180" text:style-name="L12">
        <text:list-item>
          <text:list>
            <text:list-item>
              <text:p text:style-name="P15">Admin can login to find members, reset passwords, add members and disable members</text:p>
            </text:list-item>
          </text:list>
        </text:list-item>
      </text:list>
      <text:list xml:id="list1280665211" text:style-name="L11">
        <text:list-item>
          <text:p text:style-name="P7">Failure conditions</text:p>
        </text:list-item>
      </text:list>
      <text:list xml:id="list1408374937" text:style-name="L13">
        <text:list-item>
          <text:list>
            <text:list-item>
              <text:p text:style-name="P16">Admin receives an error when performing any operations</text:p>
            </text:list-item>
            <text:list-item>
              <text:p text:style-name="P16">The website is unavailable</text:p>
            </text:list-item>
          </text:list>
        </text:list-item>
      </text:list>
      <text:p text:style-name="Text_20_body"/>
      <text:p text:style-name="P1">Primary Flow</text:p>
      <text:list xml:id="list892254258" text:style-name="L14">
        <text:list-item>
          <text:p text:style-name="P17">Admin navigates to membership login.</text:p>
        </text:list-item>
        <text:list-item>
          <text:p text:style-name="P17">System recognizes user as admin and presents a new link to the admin portal.</text:p>
        </text:list-item>
        <text:list-item>
          <text:p text:style-name="P17">Admin clicks on portal and is presented with options for finding members.</text:p>
        </text:list-item>
        <text:list-item>
          <text:p text:style-name="P17">Admin locates member using membership search form</text:p>
        </text:list-item>
        <text:list-item>
          <text:p text:style-name="P17">Admin is presented with a list of options for disabling the account or resetting the password.</text:p>
        </text:list-item>
      </text:list>
      <text:p text:style-name="Text_20_body"><text:soft-page-break/></text:p>
      <text:p text:style-name="P1">Alternate Flows</text:p>
      <text:list xml:id="list1873142501" text:style-name="L15">
        <text:list-item>
          <text:p text:style-name="P18">Admin chooses to add a member</text:p>
          <text:list>
            <text:list-item>
              <text:p text:style-name="P18">The add button is clicked.</text:p>
            </text:list-item>
            <text:list-item>
              <text:p text:style-name="P18">The membership form is presented.</text:p>
            </text:list-item>
            <text:list-item>
              <text:p text:style-name="P18">The information is entered and the targeted account user is emailed the appropriate information</text:p>
            </text:list-item>
            <text:list-item>
              <text:p text:style-name="P18">UC Membership step takes over from here for member to complete membership</text:p>
            </text:list-item>
            <text:list-item>
              <text:p text:style-name="P18">Admin is taken back to membership page and is presented with new user account in list.</text:p>
            </text:list-item>
          </text:list>
        </text:list-item>
        <text:list-item>
          <text:p text:style-name="P18">Admin finds a member and elects to disable account.</text:p>
          <text:list>
            <text:list-item>
              <text:p text:style-name="P18">The disable button is clicked.</text:p>
            </text:list-item>
            <text:list-item>
              <text:p text:style-name="P18">A confirmation is posted warning the admin about the ramifications</text:p>
            </text:list-item>
            <text:list-item>
              <text:p text:style-name="P18">Admin chooses:</text:p>
              <text:list>
                <text:list-item>
                  <text:p text:style-name="P18">Ok Chosen</text:p>
                  <text:list>
                    <text:list-item>
                      <text:p text:style-name="P18">Account is disabled in the back-end and the user is notified of the account being disables</text:p>
                    </text:list-item>
                    <text:list-item>
                      <text:p text:style-name="P18">Admin is taken back to membership admin home page and is notified that account is disabled.</text:p>
                    </text:list-item>
                  </text:list>
                </text:list-item>
                <text:list-item>
                  <text:p text:style-name="P18">Cancel</text:p>
                  <text:list>
                    <text:list-item>
                      <text:p text:style-name="P18">Account is not disabled.</text:p>
                    </text:list-item>
                    <text:list-item>
                      <text:p text:style-name="P18">Admin stays on the member's administrative page.</text:p>
                    </text:list-item>
                  </text:list>
                </text:list-item>
              </text:list>
            </text:list-item>
          </text:list>
        </text:list-item>
        <text:list-item>
          <text:p text:style-name="P18">Admin finds a member and elects to reset the password</text:p>
          <text:list>
            <text:list-item>
              <text:p text:style-name="P18">Admin clicks the reset password button.</text:p>
            </text:list-item>
            <text:list-item>
              <text:p text:style-name="P18">The back-end system regenerates a password reset token.</text:p>
            </text:list-item>
            <text:list-item>
              <text:p text:style-name="P18">The token is emailed to the member.</text:p>
            </text:list-item>
            <text:list-item>
              <text:p text:style-name="P18">UC Membership password reset step takes over from here.</text:p>
            </text:list-item>
            <text:list-item>
              <text:p text:style-name="P18">Admin stays on members admin page.</text:p>
            </text:list-item>
          </text:list>
        </text:list-item>
        <text:list-item>
          <text:p text:style-name="P18">The admin is not recognized by the system</text:p>
          <text:list>
            <text:list-item>
              <text:p text:style-name="P18">The admin attempts to login.</text:p>
            </text:list-item>
            <text:list-item>
              <text:p text:style-name="P18">The credentials are not recognized</text:p>
            </text:list-item>
            <text:list-item>
              <text:p text:style-name="P18">An error message states that the membership information is not recognized</text:p>
            </text:list-item>
          </text:list>
        </text:list-item>
        <text:list-item>
          <text:p text:style-name="P18">User attempts to navigate directly to admin section.</text:p>
          <text:list>
            <text:list-item>
              <text:p text:style-name="P18">User inputs admin URL into browser locator bar.</text:p>
            </text:list-item>
            <text:list-item>
              <text:p text:style-name="P18">User is directed to access denied page that contains the membership form.</text:p>
            </text:list-item>
          </text:list>
        </text:list-item>
        <text:list-item>
          <text:p text:style-name="P18">The member is not found</text:p>
          <text:list>
            <text:list-item>
              <text:p text:style-name="P18">The admin searches for a member that is not in the system</text:p>
            </text:list-item>
            <text:list-item>
              <text:p text:style-name="P18">The system presents a message that says user is not found</text:p>
            </text:list-item>
          </text:list>
        </text:list-item>
      </text:list>
      <text:p text:style-name="P1"><text:soft-page-break/>Special Requirements</text:p>
      <text:list xml:id="list45974475" text:style-name="L17">
        <text:list-item>
          <text:p text:style-name="P20">Per membership section, failed login attempts should not disable the account, they should create a login attempt window that increase exponentially with each failed login attempt per security recommendations.</text:p>
        </text:list-item>
        <text:list-item>
          <text:p text:style-name="P20">Administrators should never be able to set the password or see the account password.</text:p>
        </text:list-item>
        <text:list-item>
          <text:p text:style-name="P20">Administrators should never be permitted to remove an account, accounts must be disabled.</text:p>
        </text:list-item>
      </text:list>
      <text:p text:style-name="P1">Frequency of Occurrence</text:p>
      <text:p text:style-name="Text_20_body">Admins will fairly frequently visit this section, hopefully to add members or help with password resets, not cancellations.</text:p>
      <text:p text:style-name="P1">Open Issues</text:p>
      <text:list xml:id="list1374228495" text:style-name="L18">
        <text:list-item>
          <text:p text:style-name="P21">None for the mo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1" style:display-name="WW_CharLFO2LVL1"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3" style:display-name="WW_CharLFO2LVL3" style:family="text">
      <style:text-properties fo:font-weight="normal" style:font-weight-asian="normal" style:font-weight-complex="normal"/>
    </style:style>
    <style:style style:name="WW_5f_CharLFO2LVL4" style:display-name="WW_CharLFO2LVL4" style:family="text">
      <style:text-properties fo:font-weight="normal" style:font-weight-asian="normal" style:font-weight-complex="normal"/>
    </style:style>
    <style:style style:name="WW_5f_CharLFO2LVL5" style:display-name="WW_CharLFO2LVL5" style:family="text">
      <style:text-properties fo:font-weight="normal" style:font-weight-asian="normal" style:font-weight-complex="norma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fo:font-weight="normal" style:font-weight-asian="normal" style:font-weight-complex="normal"/>
    </style:style>
    <style:style style:name="WW_5f_CharLFO11LVL2" style:display-name="WW_CharLFO11LVL2" style:family="text">
      <style:text-properties fo:font-weight="normal" style:font-weight-asian="normal" style:font-weight-complex="normal"/>
    </style:style>
    <style:style style:name="WW_5f_CharLFO11LVL3" style:display-name="WW_CharLFO11LVL3" style:family="text">
      <style:text-properties fo:font-weight="normal" style:font-weight-asian="normal" style:font-weight-complex="normal"/>
    </style:style>
    <style:style style:name="WW_5f_CharLFO11LVL4" style:display-name="WW_CharLFO11LVL4" style:family="text">
      <style:text-properties fo:font-weight="normal" style:font-weight-asian="normal" style:font-weight-complex="normal"/>
    </style:style>
    <style:style style:name="WW_5f_CharLFO11LVL5" style:display-name="WW_CharLFO11LVL5" style:family="text">
      <style:text-properties fo:font-weight="normal" style:font-weight-asian="normal" style:font-weight-complex="normal"/>
    </style:style>
    <style:style style:name="WW_5f_CharLFO11LVL6" style:display-name="WW_CharLFO11LVL6" style:family="text">
      <style:text-properties fo:font-weight="normal" style:font-weight-asian="normal" style:font-weight-complex="normal"/>
    </style:style>
    <style:style style:name="WW_5f_CharLFO11LVL7" style:display-name="WW_CharLFO11LVL7" style:family="text">
      <style:text-properties fo:font-weight="normal" style:font-weight-asian="normal" style:font-weight-complex="normal"/>
    </style:style>
    <style:style style:name="WW_5f_CharLFO11LVL8" style:display-name="WW_CharLFO11LVL8" style:family="text">
      <style:text-properties fo:font-weight="normal" style:font-weight-asian="normal" style:font-weight-complex="normal"/>
    </style:style>
    <style:style style:name="WW_5f_CharLFO11LVL9" style:display-name="WW_CharLFO11LVL9" style:family="text">
      <style:text-properties fo:font-weight="normal" style:font-weight-asian="normal" style:font-weight-complex="normal"/>
    </style:style>
    <style:style style:name="WW_5f_CharLFO12LVL1" style:display-name="WW_CharLFO12LVL1" style:family="text">
      <style:text-properties fo:font-weight="normal" style:font-weight-asian="normal" style:font-weight-complex="normal"/>
    </style:style>
    <style:style style:name="WW_5f_CharLFO12LVL2" style:display-name="WW_CharLFO12LVL2" style:family="text">
      <style:text-properties fo:font-weight="normal" style:font-weight-asian="normal" style:font-weight-complex="normal"/>
    </style:style>
    <style:style style:name="WW_5f_CharLFO12LVL3" style:display-name="WW_CharLFO12LVL3" style:family="text">
      <style:text-properties fo:font-weight="normal" style:font-weight-asian="normal" style:font-weight-complex="normal"/>
    </style:style>
    <style:style style:name="WW_5f_CharLFO12LVL4" style:display-name="WW_CharLFO12LVL4" style:family="text">
      <style:text-properties fo:font-weight="normal" style:font-weight-asian="normal" style:font-weight-complex="normal"/>
    </style:style>
    <style:style style:name="WW_5f_CharLFO12LVL5" style:display-name="WW_CharLFO12LVL5" style:family="text">
      <style:text-properties fo:font-weight="normal" style:font-weight-asian="normal" style:font-weight-complex="normal"/>
    </style:style>
    <style:style style:name="WW_5f_CharLFO12LVL6" style:display-name="WW_CharLFO12LVL6" style:family="text">
      <style:text-properties fo:font-weight="normal" style:font-weight-asian="normal" style:font-weight-complex="normal"/>
    </style:style>
    <style:style style:name="WW_5f_CharLFO12LVL7" style:display-name="WW_CharLFO12LVL7" style:family="text">
      <style:text-properties fo:font-weight="normal" style:font-weight-asian="normal" style:font-weight-complex="normal"/>
    </style:style>
    <style:style style:name="WW_5f_CharLFO12LVL8" style:display-name="WW_CharLFO12LVL8" style:family="text">
      <style:text-properties fo:font-weight="normal" style:font-weight-asian="normal" style:font-weight-complex="normal"/>
    </style:style>
    <style:style style:name="WW_5f_CharLFO12LVL9" style:display-name="WW_CharLFO12LVL9" style:family="text">
      <style:text-properties fo:font-weight="normal" style:font-weight-asian="normal" style:font-weight-complex="norma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Brian Chiasson</meta:initial-creator>
    <dc:creator>Brian Chiasson</dc:creator>
    <meta:creation-date>2011-06-23T18:28:00Z</meta:creation-date>
    <dc:date>2011-06-26T16:24:07</dc:date>
    <meta:editing-cycles>11</meta:editing-cycles>
    <meta:editing-duration>PT2H15M2S</meta:editing-duration>
    <meta:document-statistic meta:table-count="0" meta:image-count="0" meta:object-count="0" meta:page-count="7" meta:paragraph-count="179" meta:word-count="1749" meta:character-count="10114"/>
    <meta:template xlink:type="simple" xlink:actuate="onRequest" xlink:title="" xlink:href="Normal"/>
  </office:meta>
</office:document-meta>
</file>